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frame draw:id="id63" presentation:style-name="a360" draw:name="Title 1" svg:x="1.66667in" svg:y="1.22743in" svg:width="10in" svg:height="2.61111in" presentation:class="title" presentation:placeholder="false">
          <draw:text-box>
            <text:p text:style-name="a359" text:class-names="" text:cond-style-name=""><text:span text:style-name="a357" text:class-names="">intro</text:span><text:span text:style-name="a358" text:class-names=""/></text:p>
          </draw:text-box>
          <svg:title/>
          <svg:desc/>
        </draw:frame>
        <draw:frame draw:id="id64" presentation:style-name="a361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2" draw:style-name="a362" draw:master-page-name="Master1-Layout2-obj-Title-and-Content" presentation:presentation-page-layout-name="Master1-PPL2" draw:id="Slide-257">
        <draw:frame draw:id="id65" presentation:style-name="a366" draw:name="Title 1" svg:x="0.91667in" svg:y="0.39931in" svg:width="11.5in" svg:height="1.44965in" presentation:class="title" presentation:placeholder="false">
          <draw:text-box>
            <text:p text:style-name="a365" text:class-names="" text:cond-style-name=""><text:span text:style-name="a363" text:class-names="">inleiding</text:span><text:span text:style-name="a364" text:class-names=""/></text:p>
          </draw:text-box>
          <svg:title/>
          <svg:desc/>
        </draw:frame>
        <draw:frame draw:id="id66" presentation:style-name="a384" draw:name="Content Placeholder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7" text:class-names="">Stepper-motor</text:span><text:span text:style-name="a368" text:class-names=""/></text:p>
              </text:list-item>
            </text:list>
            <text:list text:style-name="a375">
              <text:list-item>
                <text:p text:style-name="a374" text:class-names="" text:cond-style-name=""><text:span text:style-name="a371" text:class-names="">Hoofdvrage</text:span><text:span text:style-name="a372" text:class-names="">n</text:span><text:span text:style-name="a373" text:class-names=""/></text:p>
              </text:list-item>
            </text:list>
            <text:list text:style-name="a379">
              <text:list-item>
                <text:p text:style-name="a378" text:class-names="" text:cond-style-name=""><text:span text:style-name="a376" text:class-names="">Vergelijkingen</text:span><text:span text:style-name="a377" text:class-names=""/></text:p>
              </text:list-item>
            </text:list>
            <text:list text:style-name="a383">
              <text:list-item>
                <text:p text:style-name="a382" text:class-names="" text:cond-style-name=""><text:span text:style-name="a380" text:class-names="">Conclusie</text:span><text:span text:style-name="a381" text:class-names=""/></text:p>
              </text:list-item>
            </text:list>
          </draw:text-box>
          <svg:title/>
          <svg:desc/>
        </draw:frame>
      </draw:page>
      <draw:page draw:name="Slide6" draw:style-name="a385" draw:master-page-name="Master1-Layout2-obj-Title-and-Content" presentation:presentation-page-layout-name="Master1-PPL2" draw:id="Slide-261">
        <draw:frame draw:id="id67" presentation:style-name="a389" draw:name="Title 1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6" text:class-names="">Hoofdvragen</text:span><text:span text:style-name="a387" text:class-names=""/></text:p>
          </draw:text-box>
          <svg:title/>
          <svg:desc/>
        </draw:frame>
        <draw:frame draw:id="id68" presentation:style-name="a390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4" draw:style-name="a391" draw:master-page-name="Master1-Layout2-obj-Title-and-Content" presentation:presentation-page-layout-name="Master1-PPL2" draw:id="Slide-259">
        <draw:frame draw:id="id69" presentation:style-name="a395" draw:name="Title 1" svg:x="0.91667in" svg:y="0.39931in" svg:width="11.5in" svg:height="1.44965in" presentation:class="title" presentation:placeholder="false">
          <draw:text-box>
            <text:p text:style-name="a394" text:class-names="" text:cond-style-name=""><text:span text:style-name="a392" text:class-names="">Stepper-motor</text:span><text:span text:style-name="a393" text:class-names=""/></text:p>
          </draw:text-box>
          <svg:title/>
          <svg:desc/>
        </draw:frame>
        <draw:frame draw:id="id70" presentation:style-name="a396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3" draw:style-name="a397" draw:master-page-name="Master1-Layout2-obj-Title-and-Content" presentation:presentation-page-layout-name="Master1-PPL2" draw:id="Slide-258">
        <draw:frame draw:id="id71" presentation:style-name="a401" draw:name="Title 1" svg:x="0.91667in" svg:y="0.39931in" svg:width="11.5in" svg:height="1.44965in" presentation:class="title" presentation:placeholder="false">
          <draw:text-box>
            <text:p text:style-name="a400" text:class-names="" text:cond-style-name=""><text:span text:style-name="a398" text:class-names="">Vergelijkingen</text:span><text:span text:style-name="a399" text:class-names=""/></text:p>
          </draw:text-box>
          <svg:title/>
          <svg:desc/>
        </draw:frame>
        <draw:frame draw:id="id72" presentation:style-name="a402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draw:page draw:name="Slide5" draw:style-name="a403" draw:master-page-name="Master1-Layout2-obj-Title-and-Content" presentation:presentation-page-layout-name="Master1-PPL2" draw:id="Slide-260">
        <draw:frame draw:id="id73" presentation:style-name="a407" draw:name="Title 1" svg:x="0.91667in" svg:y="0.39931in" svg:width="11.5in" svg:height="1.44965in" presentation:class="title" presentation:placeholder="false">
          <draw:text-box>
            <text:p text:style-name="a406" text:class-names="" text:cond-style-name=""><text:span text:style-name="a404" text:class-names="">Conclusie</text:span><text:span text:style-name="a405" text:class-names=""/></text:p>
          </draw:text-box>
          <svg:title/>
          <svg:desc/>
        </draw:frame>
        <draw:frame draw:id="id74" presentation:style-name="a408" draw:name="Content Placeholder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4/03/2024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4/03/2024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4/03/2024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4/03/2024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4/03/2024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4/03/2024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4/03/2024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4/03/2024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4/03/2024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4/03/2024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4/03/2024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4/03/2024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intro</dc:title>
    <meta:initial-creator>Jamiro Aliet (student)</meta:initial-creator>
    <dc:creator>Jamiro Aliet (student)</dc:creator>
    <meta:creation-date>2024-03-04T20:06:52Z</meta:creation-date>
    <dc:date>2024-03-04T20:15:19Z</dc:date>
    <meta:editing-cycles>1</meta:editing-cycles>
    <meta:editing-duration>PT429S</meta:editing-duration>
    <meta:document-statistic meta:paragraph-count="10" meta:word-count="10"/>
  </office:meta>
</office:document-meta>
</file>